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03ca" officeooo:paragraph-rsid="002003ca"/>
    </style:style>
    <style:style style:name="P2" style:family="paragraph" style:parent-style-name="Standard">
      <style:text-properties officeooo:rsid="002003ca" officeooo:paragraph-rsid="0021a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Maquette : </text:p>
      <text:p text:style-name="P1"><text:a xlink:type="simple" xlink:href="https://www.figma.com/file/xsrG3s817EznOVgGqF4GR6/Evaluation-1?node-id=0%3A1" text:style-name="Internet_20_link" text:visited-style-name="Visited_20_Internet_20_Link">https://www.figma.com/file/xsrG3s817EznOVgGqF4GR6/Evaluation-1?node-id=0%3A1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38:53.086658821</meta:creation-date>
    <meta:generator>LibreOffice/6.4.6.2$Linux_X86_64 LibreOffice_project/40$Build-2</meta:generator>
    <dc:date>2020-12-10T16:57:40.542192182</dc:date>
    <meta:editing-duration>PT29S</meta:editing-duration>
    <meta:editing-cycles>2</meta:editing-cycles>
    <meta:document-statistic meta:table-count="0" meta:image-count="0" meta:object-count="0" meta:page-count="1" meta:paragraph-count="2" meta:word-count="3" meta:character-count="87" meta:non-whitespace-character-count="85"/>
  </office:meta>
</office:document-meta>
</file>